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view.get_file_binary(mailed_doc),context=new_c,format='odt',pageBreakAfter=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1-13T14:14:49.839956903</dc:date>
    <meta:editing-duration>PT4H58M25S</meta:editing-duration>
    <meta:editing-cycles>39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